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20pt" fo:language="en" fo:country="US" fo:font-style="italic" fo:font-weight="normal" style:font-size-asian="20pt" style:font-style-asian="italic" style:font-weight-asian="normal" style:font-size-complex="20pt" style:font-style-complex="italic" style:font-weight-complex="normal"/>
    </style:style>
    <style:style style:name="P2" style:family="paragraph" style:parent-style-name="Standard">
      <style:paragraph-properties fo:text-align="center" style:justify-single-word="false"/>
      <style:text-properties style:font-name="Liberation Sans" fo:language="en" fo:country="US"/>
    </style:style>
    <style:style style:name="P3" style:family="paragraph" style:parent-style-name="Text_20_body">
      <style:text-properties style:font-name="Liberation Sans"/>
    </style:style>
    <style:style style:name="P4" style:family="paragraph" style:parent-style-name="Text_20_body">
      <style:text-properties style:font-name="Liberation Sans" fo:font-weight="bold" style:font-weight-asian="bold" style:font-weight-complex="bold"/>
    </style:style>
    <style:style style:name="P5" style:family="paragraph" style:parent-style-name="Text_20_body">
      <style:paragraph-properties fo:text-align="justify" style:justify-single-word="false"/>
      <style:text-properties style:font-name="Liberation Sans" fo:language="en" fo:country="US" fo:font-weight="normal" style:font-weight-asian="normal" style:font-weight-complex="normal"/>
    </style:style>
    <style:style style:name="P6" style:family="paragraph" style:parent-style-name="Text_20_body">
      <style:paragraph-properties fo:text-align="justify" style:justify-single-word="false"/>
      <style:text-properties style:font-name="Liberation Sans" fo:language="es" fo:country="ES" fo:font-weight="normal" style:font-weight-asian="normal" style:font-weight-complex="normal"/>
    </style:style>
    <style:style style:name="P7" style:family="paragraph" style:parent-style-name="Text_20_body">
      <style:paragraph-properties fo:text-align="justify" style:justify-single-word="false"/>
      <style:text-properties style:font-name="Liberation Sans" fo:language="en" fo:country="US" fo:font-style="normal" fo:font-weight="normal" style:font-style-asian="normal" style:font-weight-asian="normal" style:font-style-complex="normal" style:font-weight-complex="normal"/>
    </style:style>
    <style:style style:name="P8" style:family="paragraph" style:parent-style-name="Heading_20_2">
      <style:text-properties style:font-name="Liberation Sans" fo:language="en" fo:country="US"/>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language="es" fo:country="ES"/>
    </style:style>
    <style:style style:name="T6" style:family="text">
      <style:text-properties fo:language="es" fo:country="ES" fo:font-style="normal" style:font-style-asian="normal" style:font-style-complex="normal"/>
    </style:style>
    <style:style style:name="T7" style:family="text">
      <style:text-properties fo:language="es" fo:country="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llectual Piracy and the Origins of American Industrial Power</text:p>
      <text:p text:style-name="P2">DORON S. BEN-ATAR</text:p>
      <text:h text:style-name="P8" text:outline-level="2">CHAPTER 1</text:h>
      <text:p text:style-name="P3"/>
      <text:p text:style-name="P4"><text:span text:style-name="T1">Knowledge</text:span> as Property in the International State System</text:p>
      <text:p text:style-name="P5">Intellectual property is a historical development of the last five hundred years. In the ancient world, once a machine was developed and gained acceptance, its fate was was beyond the inventors' control. Inventions were distinct forms of nonmaterial commodities that did not have a specific value in the marketplace. Neither Greek nor Roman law protected intellectual property, though accusations of theft of knowledge and plagiarism were not uncommon. The value of technical knowledge was embodied in the product. Ancient artisans did not distinguish between the processes and technical skills they used and the goods they made.</text:p>
      <text:p text:style-name="P5">Notions of knowledge as a distinct concept representing an economic value emerged in the late medieval period and the early Renaissance. Artisans' guilds played a crucial role in this development. In an attempt to protect their members' power in the emerging market economy, guilds regulated access to knowledge of processes and operation of machinery. By assigning a value to the skill itself, as distinct from the product, the guilds fostered the abstraction of intellectual property. It was not in the interests of guilds, however, to encourage the use of new machinery. The main feature of technical development, ofter all, is the transfer of functions in the process of production from man to machinery. Guilds, then, opposed measures that could undermine job security and render some of their protected knowledge obsolete. Thus, when rulers wanted to adopt new technologies the often had to overcome the resistance of their local guilds.</text:p>
      <text:p text:style-name="P5">The emergence of a protocapitalist commercial economy and the consolidation of some nations into distinct geographical and political units in parts of early modern Europe forced a reconfiguration of the boundaries between individuals and their communities. This period of continued economic expansion saw the consolidation of political power into dynastic-centered states. The ideal of a united Christendom gave way to competing dynasties unified by religious particularism (Catholic, Protestant, Anglican, etc.) and seeking to best rivals in all spheres. At the same time, Renaissance celebration of genius placed individuals at the center of the creative process and granted them ownership over the fruits of their minds. Marketplace notions associated innovations with the individuals who supposedly originated them and thus entitled them to enjoy their rewards. States increasingly adopted the practice of securing rights and royalties to authors and inventors in an effort to encourage innovation from within and attract innovators from abroad. Strategies to accomplish this goal varied. In prerevolutionary France, for example, an inventor or introducer who successfully persuaded a <text:soft-page-break/>certain group of judges that his innovation was useful was awarded a payment in cash by the state.<text:note text:id="ftn1" text:note-class="footnote"><text:note-citation>1</text:note-citation><text:note-body><text:p text:style-name="Footnote"/></text:note-body></text:note> Other states, like England, at times followed the continental practice of giving cash rewards and at other times took a less direct route of encouraging mechanization. Men in possession of useful mechanical knowledge were granted a temporary monopoly on the use or sale of the device in return for a detailed description of it. The British Empire of the eighteenth century opted for awarding patent monopolies for a specified number of years as the strategy of choice for promoting innovation and industrialization.<text:note text:id="ftn2" text:note-class="footnote"><text:note-citation>2</text:note-citation><text:note-body><text:p text:style-name="Footnote"/></text:note-body></text:note></text:p>
      <text:p text:style-name="P5">Modern discussion of intellectual property often assumes that an invention has a something-out-of-nothing quality to it –an assumption that fades as soon as one takes a close look at most so- called “inventions,” for a close scrutiny often reveals margin originality and great dependency on previous knowledge. The gap between what is original and what is merely derivative is rather narrow. An innovation that is deemed an invention worth protecting is wholly a political and legal construct. An invention that is not followed by practical application funded by investors is of little value. James Watt's 1769 development of a separate condenser for steam engines, for example, was a technological breakthrough of the first order. Its market potential, however, was undermined by Watt's failure to perceive other possible applications besides pumping water out of mines. It took Matthew Boulton's investment of time and capital and Watt's application of “double action” of steam on both sides of the piston in 1781, thereby making rotary motion possible, to turn the engine into a sources of power for mill machinery. Boulton and Watt formed a powerful partnership of ingenuity and business acumen and got along famously. They ware, however, the exception, as tensions between investors and inventors over the ownership of ideas were frequently difficult to resolve. Finally, it is impossible to protect intellectual property in organizational and procedural changes that often account for leaps in production far more than improved machinery.<text:note text:id="ftn3" text:note-class="footnote"><text:note-citation>3</text:note-citation><text:note-body><text:p text:style-name="Footnote"/></text:note-body></text:note></text:p>
      <text:p text:style-name="P5">Natural rights and utilitarian arguments combined in the seventeenth and eighteenth centuries to justify a patent monopoly system as a just reward for socially useful inventiveness. Natural rights philosophers argued that man's right to property is inalienable and that he is entitled to the wealth created by his labor. In the words of the great prophet of liberalism and individualism, John Locke: “every Man has a Property in his own Person. This no Body has any Right to but himself. The <text:span text:style-name="T3">Labour</text:span><text:span text:style-name="T4"> of his Body, and the </text:span><text:span text:style-name="T3">Work</text:span><text:span text:style-name="T4"> of his Hands, we may say, are properly his. Whatsoever then he removes out of the State that Nature hath provided, and left it in, he hath mixed his </text:span><text:span text:style-name="T3">Labour</text:span><text:span text:style-name="T4"> with, and joyned to it something that is his own, and thereby makes it his </text:span><text:span text:style-name="T3">Property.”</text:span><text:span text:style-name="T3"><text:note text:id="ftn4" text:note-class="footnote"><text:note-citation>4</text:note-citation><text:note-body><text:p text:style-name="Footnote"/></text:note-body></text:note></text:span><text:span text:style-name="T3"> </text:span><text:span text:style-name="T4">From the natural rights perspective inventions are a form of property and all individuals are entitled to benefit from the fruits of their labors. An inventor has a right to his invention just as an artisan does to a tool he makes. Society has to recognize that it has to protect intellectual property in the same way that it is obligated to protect physical property. </text:span><text:soft-page-break/><text:span text:style-name="T4">In other work, it should treat unlicensed imitation as if it were an actual theft of physical property. Grating authors and inventors an intellectual property right over their creations is a just extension of their natural rights, for it was their labor alone that gave their creations their creations their value.</text:span></text:p>
      <text:p text:style-name="P5"><text:span text:style-name="T4">Natural rights arguments bridge the tension that is inherent in a patent system between capitalism's commitment to a free market and the countercompetitive nature of monopolies. Accordingly, society is obligated to reward inventors for their labor only in proportion to its value. The most appropriate rewards that take into account the social usefulness of inventions are limited monopolies. The National Assembly of revolutionary France declared in 1790 that benefiting from intellectual discoveries and innovations was the natural right of authors and inventors. The preamble to the French patent law of 1791 employed similar reasoning. Nineteenth-century intern</text:span><text:span text:style-name="T4">ational agreements on patents and copyrights sounded similar notes. Both the International Conference on Intellectual Property Rights held in Paris in 1878 and the International Convention for the Protection of Industrial Property ratified by U.S. Senate in 1887 used natural rights reasoning to explain their commitment to the protection of intellectual property.</text:span><text:span text:style-name="T4"><text:note text:id="ftn5" text:note-class="footnote"><text:note-citation>5</text:note-citation><text:note-body><text:p text:style-name="Footnote"/></text:note-body></text:note></text:span></text:p>
      <text:p text:style-name="P5"><text:span text:style-name="T4">But natural rights association of intellectual and physical property </text:span><text:span text:style-name="T4">is problematic. First, physical property is inherently </text:span><text:span text:style-name="T4">a zero-sumgame while knowledge is no. An owner of an ax loses his ability to user it when it is stolen. An inventor, however, can use his invention even when others duplicate it. The impact of technology piracy on the inventor is the loss </text:span><text:span text:style-name="T4">of exclusivity that undermines his potential profit margin. The public at large, on the other hand, benefits from the dissemination of superior technologies among producers because lower prices for consumers are generally the by-product of such competition. Second, physical property does no cease to exist in law through time while intellectual property, in the form of either a patent or copyright, is always confined to a specific number of years. Finally, the natural rights perspective runs counter to the interests of the state, for it locates the value of an innovation in the creative and concludes that intellectual property is not confined by international boundaries. On the one hand it stipulates that each country is obligated to respect intellectual properties of all others within its own borders and must consider imitation as theft. On the other hand, since the property is embodied in the individual himself, he may carry the patent monopoly with him as he moves between locations. In the context of the persistent rivalry among European states, it is not surprising that rulers in Renaissance and early modern Europe privileged their own economic interests over abstract commitment to the principles of natural rights philosophy.</text:span></text:p>
      <text:p text:style-name="P5"><text:span text:style-name="T4">Utilitarian considerations proved a more powerful impetus to the codification ideas as a form of property. Granting special benefits to authors and inventors supposedly encouraged innovation that ultimately benefited society as a whole. By assuring inventors and/or their assignees and licensees a time-specific monopoly in their respective field and hence offering </text:span><text:soft-page-break/><text:span text:style-name="T4">the possibility of great financial rewards, states hoped to generate growth that would trickle down to all sectors of the secrets of trade. The act of registration amounted to depositing the desired knowledge in the public vault to be shared with all members of society after the term of the </text:span><text:span text:style-name="T4">patent expired. Often, individual patentees and bureaucratic agencies fought over the degree of specificity that was needed in patent applications, with the patent trying to disclose as little as possible. The dramatic rise in literacy following the invention of movable type printing Gutenberg made the content of patents application more accessible, though seventeenth –and eighteenth-century verbal descriptions were often vague and general. Nonverbal communication, primarily drawings, also proved an extremely useful agent of technology diffusion. In order to limit the monopolistic powers of patents to their specific fields, courts demanded exact specification of all the applications of an invention. Inventors, on the other hand, feared that listing such details in their patent applications would allow competitors to emulate inventions and destroy inventors' competitive advantage of exclusivity. It was none other than Matthew Bolton and James Watt who used their reputation and resources to combat the general hostility of late eighteenth-century judges to patents, and established the requirement of precise specifications as a quid pro quo for the privilege of monopoly.</text:span><text:span text:style-name="T4"><text:note text:id="ftn6" text:note-class="footnote"><text:note-citation>6</text:note-citation><text:note-body><text:p text:style-name="Footnote"/></text:note-body></text:note></text:span></text:p>
      <text:p text:style-name="P5"><text:span text:style-name="T4">S</text:span><text:span text:style-name="T4">tates had to define who was entitled to such lucrative monopolies. Modern distinctions between invention, discovery, and the acquisition of knowledge by other than mental effort did not exist in the language of the sixteenth and seventeenth centuries. The terms “invention,” “discovery,” and “first finding out” were used indiscriminately in the patent registration rolls and in the legal literature of the period. Often it was not the inventor per se who benefited from a monopoly. Protecting one's patent was technically and financially burdensome. </text:span><text:span text:style-name="T4">Success depended on the ability </text:span><text:span text:style-name="T4">to litigate, not on inventive merit. Many inventors who did no have the budget for financing lengthy court battles did not register their patents, opting for nondisclosure over patent exposure. Secrecy was effective less in hiding mechanical innovation than in hiding the cost and profit margins involved in adopting new machinery. Without these economic data investors had a herder time deciding whether or no it was beneficial to alter the production process.</text:span><text:span text:style-name="T4"><text:note text:id="ftn7" text:note-class="footnote"><text:note-citation>7</text:note-citation><text:note-body><text:p text:style-name="Footnote"/></text:note-body></text:note></text:span></text:p>
      <text:p text:style-name="P5">Success in obtaining state-sanctioned monopoly depended on the ability of would-be patentees to persuade governmental bodies with coercive powers that the innovations they championed were in their exclusive possession and of great value to society and its rulers. Such campaigning required resources that were not at the disposal of all inventors, and many turned to selling and leasing their rights over their patents to others. Keeping innovations secret by not patenting them was a viable alternative only for inventors of processes who could use their monopolized knowledge to increase production and decrease costs without divulging their methods to competitors. Inventors of machines, however, usually had to sell them in order to make a profit, and buyers could analyze the innovations and build their own copies. Even within small communities restrictions on the diffusion of technical knowledge <text:soft-page-break/>depended on the ability of first users to persuade society to coerce others to respect their monopoly.</text:p>
      <text:p text:style-name="P5">As critics of capitalism were quick to point out, control of the mode production was a development of utmost significance in the distribution of political and economic power in the early modern age. In the precapitalist system of production the master owed his dominant role rather than his ownership of the means of production. Modern industry, however, wrote Karl Marx, “sweeps away by technical means the manufacturing division of labor, under which each man is bound hand and foot for life to a single detail operation. At the same time, the capitalistic form of that industry reproduces this same division of labour in a still more monstrous shape; in the factory proper, by converting the workman into a living appendage of the machine.” Owners of patent monopolies sought to restrict the spread of knowledge by defining it as property, thus controlling the pace of industrialization and keeping all the economic benefits of innovations to themselves.<text:note text:id="ftn8" text:note-class="footnote"><text:note-citation>8</text:note-citation><text:note-body><text:p text:style-name="Footnote"/></text:note-body></text:note></text:p>
      <text:p text:style-name="P5">Early modern patent law did not distinguish between inventors on the one hand, and introducers of skills, devices, or processes from abroad on the other. In fact, in the precapitalist world, introducers enjoyed greater privileges than inventors. Rewarding local inventors was at the complete discretion of rulers. Princely control of movement between localities meant that inventors had no other choice except to try and use their invention in their home countries and be exposed to technological piracy. Foreign know-how, however, was beyond the control of rules, who had to find ways to attract it. Countries offered inducements to immigrants who would dare to violate restrictions on the dissemination of knowledge and transplant themselves and their skills. Rulers believed that imported technologies could convert their skills. Rulers believed that imported technologies could convert their nations' natural resources into valuable international assets and swing the import-export ratio in their favor. The battle over the diffusion of technology, then, became an integral component of European nations' economic and political competition.</text:p>
      <text:p text:style-name="P5">England led the way in adopting the practice of awarding patent monopolies to foreigners to entice them to introduce skills or processes without checking whether they were the inventors in their countries of origin. English patents, in fact, were originally granted to introducers rather than inventors. During the reign of Edward III, in the fourteenth century, letters of protection from competition were given to foreign artisans, in order to entice them to settle in England and teach their English apprentices their trades. Two hundred years later, during the reign of Elizabeth I, the exclusive right to the use of a particular imported innovation for a period of years was added to the patent grant. Patents of importation preceded patents of inventions because of the widespread belief in the superiority of continental technology and the desire to replace imports and correct the balance of trade –the premier barometer of the strength of nations in the mind of mercatilists.</text:p>
      <text:p text:style-name="P5">The English state did not grant patents to inventors until 1623, when James I issued the first <text:soft-page-break/>patent for an invention that secured the patentee a fourteen years' production monopoly. The following year Parliament passed a statute regulating the practice of rewarding invention, though royal cash rewards and patents of importation to introducers of new technologies persisted.<text:note text:id="ftn9" text:note-class="footnote"><text:note-citation>9</text:note-citation><text:note-body><text:p text:style-name="Footnote"/></text:note-body></text:note> Even though the direction of industrial espionage was reversed by the second half of the eighteenth century, English policy of encouraging the appropriation of smuggled technology persisted. As late as 1778 the British courts upheld the legality of patents of importation. The swiss inventor John Johnson for violation of patent and for pirating the knowledge through inducement of workers to switch employers. The case of <text:span text:style-name="T3">Liarder v. Johnson </text:span><text:span text:style-name="T4">was tried twice, and both times the English judge and English claim. The British policy remained by and large unchanged until 1852 and was highly successful. England attracred skilled European artisans in sufficient numbers to turn it from a technological debtor nation the world's of industry and innovation.</text:span><text:span text:style-name="T4"><text:note text:id="ftn10" text:note-class="footnote"><text:note-citation>10</text:note-citation><text:note-body><text:p text:style-name="Footnote"/></text:note-body></text:note></text:span></text:p>
      <text:p text:style-name="P5">English support of technology piracy was no unique. Continental governments realized the value of technology and set out to promote technical improvements by attracting new industrial skills and modernizing machinery. Departments of state in most continental emissaries acted as undercover labor recruiting agents in their host countries they represented. By the same token, they tried to preserve their technological advantage by preventing competitors from acquiring their protected know-how, and by reporting to their superiors at home about upcoming efforts to lure artisans. Nearly every early modern European government labored to prevent outflow of skill and technique through a variety of measures that were sometimes even draconian. Venice, for example, settled its glass workers on the island of Murano and threatened to put to death anyone caught trying to leave the island with a view to emigrating. British sulfuric acid producers conceived of a different strategy to keep competitors in the dark. They recruited for their factories only Welsh operatives who spoke Welsh exclusively.<text:note text:id="ftn11" text:note-class="footnote"><text:note-citation>11</text:note-citation><text:note-body><text:p text:style-name="Footnote"/></text:note-body></text:note></text:p>
      <text:p text:style-name="P5">The Industrial Revolution raised the stakes in the international battle over technology. The application of theoretical knowledge to industry and agriculture yielded successive incremental technological breakthoroughs. Organizational changes in the mode of production and the cultural and legal embrace of the absolute right of property transformed the economy and society of Europe and its satellites. The structure of local economies and patterns of interregional trade underwent a dramatic change. The rise of commercial and industrial capitalism in the eighteenth century reverberated from New France to India, and affected everyone from local spinners and weavers to merchants and champions of industry. The massive irreversible application of machines to materials in the production process ushered in the modern technological-industrial system and raised Western Europe to the status of the world's dominant region. Technological development established the pattern of exchange of raw materials, exotic foodstuffs, and slaves from Asia, Africa, and America for European <text:soft-page-break/>manufactured goods.<text:note text:id="ftn12" text:note-class="footnote"><text:note-citation>12</text:note-citation><text:note-body><text:p text:style-name="Footnote"/></text:note-body></text:note></text:p>
      <text:p text:style-name="P5">Industrialization coincided with the emergence of Great Britain as the mos powerful nation on the globe. Successive victories in a series of eighteenth-century colonial wars, climaxing in decisive triumph in the Seven Years War (known in America as the French and Indian War), left Britain in control of territories from India to North America. The accumulation of skilled laborers who manufactured good for export in the British Isles set the nation apart from its European competitors. To be sure, English and American manufacturing in the seventeenth and eighteenth centuries must not be confused with nineteenth-century machine-centered factories. It began as hand production at home organized in putting-out systems and gathered into centralized manufactories where, in time, machine production assumed center stage. Still, as early as the late seventeenth century, home-manufactured goods, primarily woolen textiles, dominated English exports. The trend accelerated in the eighteenth century as English exports. The trend accelerated in the eighteenth century as English exports. The trend accelerated in the eighteenth century as English manufactured leather goods, hardware, and tools reached markets all over the globe. The development of coal <text:s/>fuel technology allowed manufacturers to replace human and some animal energy with coal, providing a tremendous production boost. In the 1770s, with the beginning of modernization in the textile industry, the development of deep mines and large-scale metal fabrication, British engineers and artisans emerged as Europe's technological leaders not only in finished goods, but also in the crucial branch of machine making. Exports of manufactured goods accounted for 10 to 15 percent of the British gross domestic product in the eighteenth century. The wave of innovations enabled English manufacturers to meet the growing demand for English finished goods around the world and even the loss of the North American colonies in the 1770s did not affect Britain's industrial dominance.<text:note text:id="ftn13" text:note-class="footnote"><text:note-citation>13</text:note-citation><text:note-body><text:p text:style-name="Footnote"/></text:note-body></text:note></text:p>
      <text:p text:style-name="P5">Rivals looked upon the rise of English economic might with a mixture of envy and trepidation. Mercantilist politicians of the eighteenth century who measured the power of nations by their balance of trade realized that “the plough-share is as essential as the sword to the strength of a state.” They believed that the boom in English industrial export accounted for the dramatic rise in English military and political power. Curtailing the import of foreign articles by manufacturing them at home meant reducing outflow of gold from the state, thus enhancing its position in the international balance of power. States turned to developing their own manufacturing by setting up and running government-owned factories, subsidizing specific sectors, and purchasing from local manufacturers. Champions of industry and mercantilists, however, recognized that these efforts were doomed unless local industries could close the technological gap with foreign competitors. And they were not the only ones who believed that acquiring new technologies was the key to national prosperity. No less than the great prophet of liberalism, Adam Smith, argued that every society could clearly see the advantages in acquiring improved machinery from abroad. Intense competition among the European states <text:soft-page-break/>made for a high degree of receptivity to new technologies and encouraged assimilating them quickly regardless of their origins. The extent of espionage efforts by foreign countries in Britain demonstrates their conviction that technology was the key to England's industrial and political power and that acquiring this protected know-how would allow them to catch up. For all their efforts, only in the second half of the nineteenth century did European nations manage to free themselves from their dependence on English skill.<text:note text:id="ftn14" text:note-class="footnote"><text:note-citation>14</text:note-citation><text:note-body><text:p text:style-name="Footnote"/></text:note-body></text:note></text:p>
      <text:p text:style-name="P5">Recognizing the importance of technology to its political and economic power, England intensified its commitment to protecting its industrial secrets. The British government did not orchestrate all these efforts. British industrialists themselves barred strangers from entering their factories. The private voluntary blocking of access by individuals, however, was not as effective as direct governmental involvement. Sometime this policy took a semiprivate form. Successful enticing of papermakers by French agents, for example, propelled the British government to take the Company of White Pateper Makers into royal protection and to prohibit recruiting of artisans and exporting of papermaking materials. Such individual intervention aside, legislation held the most promise for denying rivals access to technology. In fact. England criminalized the diffusion of technology in the eighteenth century. All in all ten major laws were passed between 1695 and 1799 against the emigration of artisans and the export of machinery. They covered the metal, clock, glass, pottery, harness, mining, and certain machine-making trades as well as textiles. From 1749 on, enticement of immigrants from Britain and Ireland to the colonies was also pronounced “a criminal act.”<text:note text:id="ftn15" text:note-class="footnote"><text:note-citation>15</text:note-citation><text:note-body><text:p text:style-name="Footnote"/></text:note-body></text:note></text:p>
      <text:p text:style-name="P5">Paradoxically, the battery of regulations against the export of machinery and migration of skilled workers stimulated rather than suppressed efforts to recruit artisans and get hold of protected machinery. Industrial espionage and technology piracy were common practice for practically every European Country with any ambitions to industrialize. The tsarist government heavily sponsored the import of iron technologies by offering great benefits to skilled foreign workers willing to resettle in Russia. This effort was highly successful as German master craftsmen heavily outnumbered Russians in the St. Petersburg ironworkers' craft guild by the mid 1760s. Sweden sent scientists and experienced workers to spy on the English iron and copper industries and provided them with cash to purchase production secrets. The highest echelons of the royal French government orchestrated industrial espionage in England, regardless of the state of Anglo-French relations. Even in 1777, when France was taking special care not to antagonize its rival so as not to be drawn into the War of the American Revolution, foreign secretary Vergennes sent an industrial spy to Boulton's works. The engineer managed to enter the factory and make a few drawings before exposure forced him to flee back across the English Channel. Indeed, the effort to acquire British technology was a constant in French diplomacy for much of eighteenth century and beyond. The royal policy of pirating English technology and enticing English workers to migrate to France persisted in the <text:soft-page-break/>revolutionary and Napoleonic periods.<text:note text:id="ftn16" text:note-class="footnote"><text:note-citation>16</text:note-citation><text:note-body><text:p text:style-name="Footnote"/></text:note-body></text:note></text:p>
      <text:p text:style-name="P5">England emerged as the technological leader of the Industrial Revolution and as the target of most efforts at industrial espionage. Strides in industrial technology, however, were not confined to the British Isles. All European states were in some ways involved in the production and transfer of technological and scientific information, and the British government supported appropriation of protected technologies of its rivals while at the same time it erected legal barriers against the outflow of <text:s/>technology. As continental observers marveled at the British innovations, British firms continued to seek various continental industrial techniques and to attract skilled laborers. It was quite common for English professionals to go abroad, learn a trade, and upon their return file for patent monopoly in England. For example, the Smithfield chemist Humphrey Jackson went in the 1750s to Russia to study a new method of brewing, and in March 1760 obtained a patent for the process. When England coveted other nation's industrial techniques, it did not hesitate to employ all the methods it prohibited at home. In an attempt to acquire the French technique of cast plate glass, high-level British officials tried to tempt senior French managers as well as regular workers to come and build an imitative factory en England. Though plagued by economic upheaval and unemployment, the most advanced center of manufacturing in the world continued its policy of attracting footloose skilled workers. In fact, throughout the Industrial Revolution Britain continued to draw heavily on Continental technology.<text:note text:id="ftn17" text:note-class="footnote"><text:note-citation>17</text:note-citation><text:note-body><text:p text:style-name="Footnote"/></text:note-body></text:note></text:p>
      <text:p text:style-name="P6"><text:tab/>El espionaje industrial hecho por Estados e individuos es en parte la razón del fracaso de los esfuerzos de otros Estados en la tarea de encerrar los frutos de los innovaciones a sus fronteras nacionales. Tan temprano como 1699 el gran matemático y filosofo alemán, Goottfried Wilhelm Leibniz, argumentó en su <text:span text:style-name="T3">Memorandum on the Founding of a Learned society in Germany (Memorandum sobre la creación de una sociedad culta en Alemania)</text:span><text:span text:style-name="T4">, que la iniciativa para el crecimiento científico europeo depende de la comunicación libre entre científicos de diferentes naciones. Las crecientes comunicaciones entre académicos, científicos e intelectuales son socavados por los esfuerzos oficiales de controlar la difusión del conocimiento. La moderna distinción entre conocimiento teórico y sus aplicaciones practicas no se aplican en el siglo XVIII. Hombres de ciencia, a menudo se interesaban en las invenciones. <text:s/>El avance en el conocimiento científico enseño a los hombres de letras de toda Europa el porque ciertas innovaciones funcionaban. Los avances tecnológicos y los descubrimientos científicos eran informados en los períodos mismos, haciéndolos <text:s/>muy accesibles y permitiendo a los innovadores construir sobre los descubrimientos de colegas de todo el continente. Las medidas y cálculos que subyacían en la revolución científica del siglo XVII tenían frecuentemente una inmediata aplicación practica. La popularización de la iniciativa científica en el siglo XVIII coincide con la creciente especialización en la producción y los acelerados vínculos entre la utilidad y la ciencia</text:span><text:span text:style-name="T2">.</text:span><text:span text:style-name="T2"><text:note text:id="ftn18" text:note-class="footnote"><text:note-citation>18</text:note-citation><text:note-body><text:p text:style-name="Footnote"/></text:note-body></text:note></text:span></text:p>
      <text:p text:style-name="P5"><text:soft-page-break/><text:span text:style-name="T4"><text:tab/></text:span><text:span text:style-name="T6">En esta atmósfera de alta competitividad, los gobiernos, no eran superados por los rivales, invertían en desarrollo de instituciones científicas e intelectuales. Muchas academias fueron fundadas en Inglaterra, Francia, Alemania e Italia durante el siglo XVIII. El gobierno británico patrocinó las artes y las ciencias. En todo Francia más de cien academias fueron establecidas entre 1700 <text:s/>y 1776. El conocimiento ganado con estos esfuerzos no se alcanzó a causa de la rivalidad y la competencia. Por el contrario, la mayoría de las academias publicaban procedimientos consagrados a resumir y popularizar los avances del conocimiento. La victoria en esta competitiva cultura implica la publicidad de los logros, una practica que corrió en contra de los esfuerzos por mantener el conocimiento exclusivamente en una nación. La </text:span><text:span text:style-name="T7">London Royal Society of Arts </text:span><text:span text:style-name="T6">exponía en su galería pública modelos que habían sido entregados para participar en su concurso periódico sobre las mejores soluciones a problemas tecnológicos particulares. El más importante ejemplo de la internacionalización del conocimiento en el siglo XVIII fue la Enciclopedia. Una impresionante muestra del estado del conocimiento de alrededor del mitad del siglo XVIII, este logro colectivo del la Ilustración Francesa incluye artículos sobre artes y oficios, filosofía, política, tecnología y lenguaje. En los artículos se muestran referencias cruzadas colocando de manifiesto la visión de que todo el conocimiento esta relacionado y depende uno de otro. El estado de guerra que caracterizo las relaciones Anglo-Francesas por buena parte del siglo XVIII no hizo efecto en el flujo de información científica entre las dos naciones. Estas guerras que en su mayor parte, tuvieron lugar en las colonias y en contraste con el sangriento siglo XVII, la mayoría de las nacionales en el siglo XVIII, con excepción de Prusia, estuvieron a salvo de los horrores y devastaciones de las guerras desde el fin de la guerra de independencia de España en 1713 hasta el comienzo de las guerras de la Revolución Francesa en 1792</text:span><text:span text:style-name="T4">. </text:span><text:span text:style-name="T6">Hecha la paz <text:s/>las restricciones sobre la difusión del conocimiento fueron difíciles de aplicar</text:span><text:span text:style-name="T4">.</text:span><text:span text:style-name="T4"><text:note text:id="ftn19" text:note-class="footnote"><text:note-citation>19</text:note-citation><text:note-body><text:p text:style-name="Footnote"/></text:note-body></text:note></text:span></text:p>
      <text:p text:style-name="P5"><text:span text:style-name="T4"><text:tab/></text:span><text:span text:style-name="T6">El siglo XVIII europeo vio una dramática aceleración en la movilidad geográfica. El rápido crecimiento demográfico, desde 81 millones de personas en 1700 a 123 millones en 1800, colocó una demanda adicional sobre las menguadas tierras útiles para la agricultura. La creación de empleo sustancial fuera de la agricultura y la ausencia de conflictos sangrientos permitió que un creciente número de personas se movieran a las áreas urbanas. La industrialización no fue confinada al crecimiento comercial de los centros urbanos. En búsqueda de abaratar los costos de producción, los capitalistas invirtieron en las áreas rurales, creando vibrantes industrias rurales. Los procesos productivos conectaron distintas economías.</text:span><text:span text:style-name="T4"> </text:span><text:span text:style-name="T6">Bienes producidos en pueblos eran terminados en ciudades y comercializadas por toda la nación y los fronteras del continente. El emergente mercado capitalista y la Revolución Industrial ató a los trabajadores, en centros urbanos como en los remotas áreas rurales, dentro de la red de crecimiento económico europeo. Naturalmente, quienes no eran dueños de su propia tierra y quienes en consecuencia hacían su vida en las emergentes industrias de pequeña escala fueron los que más se movieron. En los primeros momentos de </text:span><text:soft-page-break/><text:span text:style-name="T6">la historia europea cientos de miles de individuos literalmente empacaron y dejaron sus casas y culturas en búsqueda de sustento en otros países. Limitar a los trabajadores a una localidad se volvió la mayor de todas la dificultades en este contexto de incremento de la movilidad y masivos desplazamientos.</text:span><text:span text:style-name="T4"><text:note text:id="ftn20" text:note-class="footnote"><text:note-citation>20</text:note-citation><text:note-body><text:p text:style-name="Footnote"/></text:note-body></text:note></text:span></text:p>
      <text:p text:style-name="P5"><text:span text:style-name="T4"><text:tab/></text:span><text:span text:style-name="T6">Lo que coloco en el camino a la tecnológica en el siglo XVIII, sobre todo, fue la concentración de los artesanos sobre nuevos métodos. Muchas de las importantes innovaciones <text:s/>que contribuyeron al rápido ritmo y al abaratamiento del costo de producción fueron modificaciones hechas por las propias artesanos. El conocimiento técnico fue organizado como una pirámide de lados muy inclinados. En cada industria había unos pocos artesanos con profundos conocimientos.</text:span><text:span text:style-name="T4"> </text:span><text:span text:style-name="T6">El nivel de las habilidades técnicas más haya de estos pocos elegidos fue marcadamente inferior. Los orígenes empíricos y las destrezas básicas de la nueva tecnológica significo que poco de éste fue escrito, menos fue impreso e incluso lo que fue publicado fue difícil de copiar. La más eficiente y directa manera de conseguir nueva tecnología fue tentar a los artesanos con la habilidades correctas a migrar.</text:span><text:span text:style-name="T6"><text:note text:id="ftn0" text:note-class="footnote"><text:note-citation>21</text:note-citation><text:note-body><text:p text:style-name="Footnote"/></text:note-body></text:note></text:span></text:p>
      <text:p text:style-name="P7"><text:tab/><text:span text:style-name="T5">El crecimiento de la movilidad geográfica en esta era en combinación con promesas de patentes monopolicas y premios en efectivo socavo los esfuerzos de los Estados en el control de la difusión de la tecnología. La república Norte Americana nació en un mundo que no pudo resolver la tensión entre desarrollo económico nacional y la propiedad intelectual en el marco internacional. Las siguientes paginas son la crónica de la manera particular de Norte América de vivir y resolver esta tensión. Ellas analizan la manera como las subdesarrolladas ex colonias británicas en la costa Atlántica de Norte América cuidaron poco los derechos de los inventores extranjeros, quienes emergieron como el principal agente estatal de delimitación en la propiedad intelectu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next-style-name="Text_20_body" style:class="extra">
      <style:paragraph-properties loext:contextual-spacing="false" fo:margin-top="0.423cm" fo:margin-bottom="0.212cm" fo:keep-with-next="always"/>
      <style:text-properties style:font-name="Liberation Sans" fo:font-size="14pt" style:font-name-asian="DejaVu Sans Condensed" style:font-size-asian="14pt" style:font-name-complex="FreeSans" style:font-size-complex="14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04T09:18:13.222778579</meta:creation-date>
    <dc:date>2014-12-07T01:39:17</dc:date>
    <dc:creator>omerta </dc:creator>
    <meta:editing-duration>P14DT15H57M3S</meta:editing-duration>
    <meta:editing-cycles>43</meta:editing-cycles>
    <meta:generator>LibreOffice/3.5$Linux_x86 LibreOffice_project/350m1$Build-2</meta:generator>
    <meta:document-statistic meta:table-count="0" meta:image-count="0" meta:object-count="0" meta:page-count="11" meta:paragraph-count="30" meta:word-count="5301" meta:character-count="34708" meta:non-whitespace-character-count="29446"/>
  </office:meta>
</office:document-meta>
</file>